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izableTraceInterceptorTests.testSetEnterMessageWithException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CustomizableTraceInterceptor.getLoggerForInvocation( Method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zableTraceInterceptorTests.testSunnyDayPathLogsCorrectlyWithPrettyMuchAllPlaceholders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ustomizableTraceInterceptorTests.testSetExitMessageWithException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CustomizableTraceInterceptor.StubCustomizableTraceInterceptor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izableTraceInterceptorTests.testExceptionPathLogsCorre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ustomizableTraceInterceptorTests.testSetEmptyExi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izableTraceInterceptorTests.testSetEnterMessageWithReturnValue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izableTraceInterceptorTests.testSetEnterMessageWithInvocationTime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izableTraceInterceptorTests.testSetEmptyException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izableTraceInterceptorTests.testSetExceptionMethodWithReturnValue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izableTraceInterceptorTests.testSunnyDayPathLogsCorre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ustomizableTraceInterceptorTests.testSetEmptyEnter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